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stedBeansElementTests.getBean_withActive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estedBeansElementTests.getBean_withoutActive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